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136880371" text:style-name="L1">
        <text:list-item>
          <text:p text:style-name="P1">Create a simulator</text:p>
        </text:list-item>
      </text:list>
      <text:list xml:id="list281509573" text:style-name="L2">
        <text:list-item>
          <text:p text:style-name="P2">trader</text:p>
        </text:list-item>
        <text:list-item>
          <text:p text:style-name="P2">HDB</text:p>
        </text:list-item>
        <text:list-item>
          <text:p text:style-name="P2">IMDB</text:p>
        </text:list-item>
        <text:list-item>
          <text:p text:style-name="P2">market</text:p>
        </text:list-item>
        <text:list-item>
          <text:p text:style-name="P2">data list</text:p>
        </text:list-item>
        <text:list-item>
          <text:p text:style-name="P2">market list</text:p>
        </text:list-item>
        <text:list-item>
          <text:p text:style-name="P2">cycles</text:p>
        </text:list-item>
        <text:list-item>
          <text:p text:style-name="P2">portfolio manager</text:p>
        </text:list-item>
        <text:list-item>
          <text:p text:style-name="P2">order matcher: dict with keys specified in market list, and items being matcher function </text:p>
        </text:list-item>
      </text:list>
      <text:list xml:id="list667673613" text:continue-list="list8136880371" text:style-name="L1">
        <text:list-header>
          <text:p text:style-name="P1"/>
        </text:list-header>
        <text:list-item>
          <text:p text:style-name="P1">Set data list of simulator</text:p>
        </text:list-item>
        <text:list-item>
          <text:p text:style-name="P1">Set market list of simulator</text:p>
        </text:list-item>
        <text:list-item>
          <text:p text:style-name="P1">Set order matcher for each market data</text:p>
        </text:list-item>
        <text:list-item>
          <text:p text:style-name="P1">Set delay time for each order matcher</text:p>
        </text:list-item>
        <text:list-item>
          <text:p text:style-name="P1">Match symbol sent from trader and symbol in the market</text:p>
        </text:list-item>
        <text:list-item>
          <text:p text:style-name="P1">Set the cycle of simulator</text:p>
        </text:list-item>
        <text:list-item>
          <text:p text:style-name="P1">Set portfolio manager of simulator</text:p>
          <text:list>
            <text:list-item>
              <text:p text:style-name="P1">Set initial cash value</text:p>
            </text:list-item>
          </text:list>
        </text:list-item>
      </text:list>
      <text:p text:style-name="Standard"/>
      <text:list xml:id="list618657213" text:continue-numbering="true" text:style-name="L1">
        <text:list-item>
          <text:p text:style-name="P1">Create a trader in the simulator</text:p>
          <text:list>
            <text:list-item>
              <text:p text:style-name="P1">Set the trader to be 'sim mode':</text:p>
              <text:list>
                <text:list-item>
                  <text:p text:style-name="P1">Set sim timer of trader<text:tab/></text:p>
                </text:list-item>
                <text:list-item>
                  <text:p text:style-name="P1">Set sim order sender of trader</text:p>
                </text:list-item>
              </text:list>
            </text:list-item>
            <text:list-item>
              <text:p text:style-name="P1">Set data filter of trader (based on testing data)</text:p>
            </text:list-item>
            <text:list-item>
              <text:p text:style-name="P1">Set call back function of order processor</text:p>
            </text:list-item>
            <text:list-item>
              <text:p text:style-name="P1">match symbol sent from core and symbol sent by sim order sender </text:p>
            </text:list-item>
            <text:list-item>
              <text:p text:style-name="P1">Set parameters of trader </text:p>
            </text:list-item>
            <text:list-item>
              <text:p text:style-name="P1">Set others of trader</text:p>
            </text:list-item>
          </text:list>
        </text:list-item>
        <text:list-item>
          <text:p text:style-name="P1">Status check</text:p>
        </text:list-item>
        <text:list-item>
          <text:p text:style-name="P1">For each cycle:</text:p>
          <text:list>
            <text:list-item>
              <text:p text:style-name="P1">Load data into sim.data</text:p>
            </text:list-item>
            <text:list-item>
              <text:p text:style-name="P1">Generate sim.IMDB from sim.data</text:p>
            </text:list-item>
            <text:list-item>
              <text:p text:style-name="P1">Send IMDB to trader</text:p>
            </text:list-item>
            <text:list-item>
              <text:p text:style-name="P1">Generate sim.market from sim.data</text:p>
            </text:list-item>
            <text:list-item>
              <text:p text:style-name="P1">Begin simulat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</meta:initial-creator>
    <meta:creation-date>2013-11-05T00:05:56</meta:creation-date>
    <dc:date>2013-11-07T17:36:16</dc:date>
    <dc:creator>brandon </dc:creator>
    <meta:editing-duration>P1DT20H43M47S</meta:editing-duration>
    <meta:editing-cycles>25</meta:editing-cycles>
    <meta:generator>LibreOffice/3.5$Linux_X86_64 LibreOffice_project/350m1$Build-2</meta:generator>
    <meta:document-statistic meta:table-count="0" meta:image-count="0" meta:object-count="0" meta:page-count="1" meta:paragraph-count="34" meta:word-count="193" meta:character-count="959" meta:non-whitespace-character-count="830"/>
  </office:meta>
</office:document-meta>
</file>